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 style:master-page-name="Standard">
      <style:paragraph-properties fo:text-align="center" style:justify-single-word="false" style:page-number="auto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4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5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</style:style>
    <style:style style:name="P6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7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8" style:family="paragraph" style:parent-style-name="Normal_20__28_Web_29_">
      <style:paragraph-properties fo:margin-top="0cm" fo:margin-bottom="0cm" style:contextual-spacing="false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12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3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4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5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16" style:family="paragraph" style:parent-style-name="Normal_20__28_Web_29_">
      <style:paragraph-properties fo:margin-left="3.747cm" fo:margin-right="0cm" fo:margin-top="0.494cm" fo:margin-bottom="0cm" style:contextual-spacing="false" fo:text-align="justify" style:justify-single-word="false" fo:text-indent="0cm" style:auto-text-indent="false"/>
    </style:style>
    <style:style style:name="P17" style:family="paragraph" style:parent-style-name="Normal_20__28_Web_29_">
      <style:paragraph-properties fo:margin-top="0cm" fo:margin-bottom="0.21cm" style:contextual-spacing="false"/>
    </style:style>
    <style:style style:name="P18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P19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20" style:family="paragraph" style:parent-style-name="Standard">
      <style:paragraph-properties fo:margin-top="0.85cm" fo:margin-bottom="0.42cm" style:contextual-spacing="false" style:line-height-at-least="0.531cm"/>
    </style:style>
    <style:style style:name="P21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3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24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fo:font-size="16pt" style:font-size-asian="16pt" style:font-name-complex="Arial1" style:font-size-complex="16pt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weight="bold" style:letter-kerning="true" style:font-name-asian="LiberationSans" style:font-weight-asian="bold" style:font-name-complex="Arial1"/>
    </style:style>
    <style:style style:name="T8" style:family="text">
      <style:text-properties style:font-name="Arial" fo:font-size="14pt" style:font-size-asian="14pt" style:font-name-complex="Arial1" style:font-size-complex="14pt"/>
    </style:style>
    <style:style style:name="T9" style:family="text">
      <style:text-properties style:font-name="Arial" style:text-underline-style="solid" style:text-underline-width="auto" style:text-underline-color="font-color" style:letter-kerning="true" style:font-name-asian="LiberationSans" style:font-name-complex="Arial1"/>
    </style:style>
    <style:style style:name="T10" style:family="text">
      <style:text-properties style:font-name="Arial" style:text-underline-style="solid" style:text-underline-width="auto" style:text-underline-color="font-color" style:language-asian="es" style:country-asian="ES" style:font-name-complex="Arial1"/>
    </style:style>
    <style:style style:name="T11" style:family="text">
      <style:text-properties style:font-name="Arial" style:letter-kerning="true" style:font-name-asian="LiberationSans" style:font-name-complex="Arial1"/>
    </style:style>
    <style:style style:name="T12" style:family="text">
      <style:text-properties style:font-name="Arial" style:language-asian="es" style:country-asian="ES" style:font-name-complex="Arial1"/>
    </style:style>
    <style:style style:name="T13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14" style:family="text">
      <style:text-properties style:font-name="Arial" fo:font-size="9pt" style:font-size-asian="9pt" style:font-name-complex="Arial1" style:font-size-complex="9pt"/>
    </style:style>
    <style:style style:name="T15" style:family="text">
      <style:text-properties style:font-name="Arial" fo:font-size="10pt" style:font-size-asian="10pt" style:font-name-complex="Arial1" style:font-size-complex="10pt"/>
    </style:style>
    <style:style style:name="T16" style:family="text">
      <style:text-properties style:font-name="Arial" fo:font-size="8pt" style:font-size-asian="8pt" style:font-name-complex="Arial1" style:font-size-complex="10pt"/>
    </style:style>
    <style:style style:name="T17" style:family="text">
      <style:text-properties fo:color="#00b0f0" loext:opacity="100%" style:font-name="Arial" style:letter-kerning="true" style:font-name-asian="LiberationSans" style:font-name-complex="Arial1"/>
    </style:style>
    <style:style style:name="T18" style:family="text">
      <style:text-properties fo:color="#00b0f0" loext:opacity="100%" style:font-name="Arial" style:language-asian="es" style:country-asian="ES" style:font-name-complex="Arial1"/>
    </style:style>
    <style:style style:name="T19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20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21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2.- Pp2.6. Introducció al llenguatge PHP. Accés a Fitxers i Cookies.</text:span></text:p>
      <text:p text:style-name="P20"><text:span text:style-name="T3">Nom:_______________________________________________</text:span></text:p>
      <text:h text:style-name="P2" text:outline-level="1"><text:span text:style-name="T4">OBJECTIU</text:span></text:h>
      <text:list xml:id="list3388451351" text:style-name="WWNum2">
        <text:list-item>
          <text:p text:style-name="P5"><text:span text:style-name="T5">Identifica els llenguatges de guions de servidor més rellevants. </text:span></text:p>
        </text:list-item>
        <text:list-item>
          <text:p text:style-name="P5"><text:span text:style-name="T5">Reconeix la relació entre els llenguatges de guions de servidor i els llenguatges de marques utilitzats en els clients. </text:span></text:p>
        </text:list-item>
        <text:list-item>
          <text:p text:style-name="P5"><text:span text:style-name="T5">Reconeix la sintaxi bàsica d’un llenguatge de guions concret. </text:span></text:p>
        </text:list-item>
        <text:list-item>
          <text:p text:style-name="P5"><text:span text:style-name="T5">Utilitza estructures de control del llenguatge. </text:span></text:p>
        </text:list-item>
        <text:list-item>
          <text:p text:style-name="P5"><text:span text:style-name="T5">Defineix i utilitza funcions. </text:span></text:p>
        </text:list-item>
        <text:list-item>
          <text:p text:style-name="P5"><text:span text:style-name="T5">Utilitza formularis per introduir informació. </text:span></text:p>
        </text:list-item>
        <text:list-item>
          <text:p text:style-name="P5"><text:span text:style-name="T5">Estableix i utilitza mecanismes per assegurar la persistència de la informació entre diferents documents web relacionats. </text:span></text:p>
        </text:list-item>
        <text:list-item>
          <text:p text:style-name="P5"><text:span text:style-name="T5">Identifica i assegura els usuaris que accedeixen al document web. </text:span></text:p>
        </text:list-item>
      </text:list>
      <text:h text:style-name="P3" text:outline-level="1"/>
      <text:h text:style-name="P2" text:outline-level="1"><text:span text:style-name="T4">INSTRUCCIONS</text:span></text:h>
      <text:list xml:id="list154951281940587" text:continue-numbering="true" text:style-name="WWNum2">
        <text:list-item>
          <text:p text:style-name="P6"><text:span text:style-name="T5">Llegeix amb calma que s'ha de fer abans de començar. I recorda de posar el teu nom en el lloc del document que ho sol·licita.</text:span></text:p>
        </text:list-item>
        <text:list-item>
          <text:p text:style-name="P7"><text:span text:style-name="T5">Els caràcters XX corresponen al valor que us va assignar el professor...</text:span></text:p>
        </text:list-item>
        <text:list-item>
          <text:p text:style-name="P7"><text:span text:style-name="T5">Has d’adjuntar aquest document juntament amb un arxiu php per cada exercici, així com els txt treballats, </text:span><text:span text:style-name="T6">tot comprimit amb un arxiu que es digui Pp2.6_[les teves inicials].</text:span></text:p>
        </text:list-item>
      </text:list>
      <text:p text:style-name="P21"/>
      <text:h text:style-name="P4" text:outline-level="1"><text:span text:style-name="T8">EXERCICIS</text:span></text:h>
      <text:p text:style-name="P14"><text:span text:style-name="T7">Exercici 1. </text:span><text:span text:style-name="T9">Crea una plana web d’accés</text:span><text:span text:style-name="T11">, hi ha d’haver un formulari on poder-hi afegir usuaris (si no estem entrats) o accedir-hi directament demanant l’usuari i la contrasenya. Els usuaris han d’estar guardats en un fitxer usuarisXX.txt amb el següent format:</text:span></text:p>
      <text:p text:style-name="P16"><text:span text:style-name="T11">usuari1=password1</text:span></text:p>
      <text:p text:style-name="P16"><text:span text:style-name="T11">usuari2=password2</text:span></text:p>
      <text:p text:style-name="P16"><text:span text:style-name="T11">...</text:span></text:p>
      <text:p text:style-name="P14"><text:span text:style-name="T11">Finalment </text:span><text:span text:style-name="T12">si és el primer cop que entrem a la pàgina en els darrers 30 segons ens ha de donar la </text:span><text:span text:style-name="T10">benvinguda</text:span><text:span text:style-name="T12"> i que ens digui </text:span><text:span text:style-name="T10">ben tornats</text:span><text:span text:style-name="T12"> altrament... </text:span><text:span text:style-name="T7">És valorarà la utilització de funcions i arrays en la resolució de l’exercici així com la utilització d’estils en arxiu CSS.</text:span><text:span text:style-name="T11"> (</text:span><text:span text:style-name="T17">2.5p</text:span><text:span text:style-name="T11">).</text:span></text:p>
      <text:p text:style-name="P14"><text:span text:style-name="T7">Exercici 2. </text:span><text:span text:style-name="T9">Tractament de fitxers</text:span><text:span text:style-name="T11">, se’ns demana que mirem en el fitxer de logs del servidor Apache (està al fitxer </text:span><text:span text:style-name="T9">registre.txt que teniu al Moodle</text:span><text:span text:style-name="T11">) i que mostrem per pantalla totes les IP on hi ha hagut algun log d’error. Es valorarà que no repetim IP que siguin iguals.</text:span><text:span text:style-name="T7"> </text:span><text:span text:style-name="T17">(3.0p).</text:span></text:p>
      <text:p text:style-name="P14"><text:span text:style-name="T11"><text:tab/>En aquest exercici heu d’accedir al fitxer, llegir la línia, mirar si hi ha error, i agafar la IP. (Haureu de fer servir funcions pròpies </text:span><text:a xlink:type="simple" xlink:href="https://www.php.net/manual/es/ref.strings.php" text:style-name="Internet_20_link" text:visited-style-name="Visited_20_Internet_20_Link"><text:span text:style-name="Internet_20_link"><text:span text:style-name="T11">string</text:span></text:span></text:a><text:span text:style-name="T11">).</text:span></text:p>
      <text:p text:style-name="P15"/>
      <text:p text:style-name="P9"><text:span text:style-name="T7">Exercici 3: </text:span><text:span text:style-name="T5">Implementa dues pantalles. A la primera hi ha d’haver quatre opcions (fes servir formulari de inputs de tipus radios button) que posteriorment podríem utilitzar per valorar exposicions (millorable, suficient, bé i molt bé). I a la segona s’ha de mostrar per pantalla els cops que s’ha escollit cada opció, també un botó o link per tornar a la pàgina del formulari i poder seguir valorant. </text:span><text:span text:style-name="T12">(</text:span><text:span text:style-name="T18">4.0p</text:span><text:span text:style-name="T12">)</text:span></text:p>
      <text:p text:style-name="P10"/>
      <text:p text:style-name="P10"/>
      <text:p text:style-name="P10"/>
      <text:p text:style-name="P10"/>
      <text:p text:style-name="P22"><text:span text:style-name="T4">AVALUACIÓ</text:span></text:p>
      <text:list xml:id="list221697404" text:style-name="WWNum3">
        <text:list-item>
          <text:p text:style-name="P23"><text:span text:style-name="T19">Cada exercici et mostra la seva valoració màxima en fonts blau.</text:span></text:p>
        </text:list-item>
        <text:list-item>
          <text:p text:style-name="P24"><text:soft-page-break/><text:span text:style-name="T19">Es sumarà fins </text:span><text:span text:style-name="T20">a un mig</text:span><text:span text:style-name="T19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8pt" style:font-size-asian="8pt" style:font-name-complex="Arial1" style:font-size-complex="10pt"/>
    </style:style>
    <style:style style:name="MT4" style:family="text">
      <style:text-properties fo:color="#000000" loext:opacity="100%"/>
    </style:style>
    <style:style style:name="MT5" style:family="text">
      <style:text-properties style:font-name="Arial" fo:font-size="10pt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8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1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<text:span text:style-name="MT1">INSTITUT SA PALOMERA </text:span></text:p>
        <text:p text:style-name="MP3"><text:span text:style-name="MT2">C/Vilar Petit 24 Blanes-Girona Tel 972350909 Fax 972352440 </text:span></text:p>
        <text:p text:style-name="MP4"><draw:custom-shape text:anchor-type="paragraph" draw:z-index="5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line text:anchor-type="paragraph" draw:z-index="14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6"><text:span text:style-name="MT3">NF2.Genera Documents Web utilitzant llenguatge de guions de servidor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1. Llenguatge de Guions de Servidor</text:span></text:p>
            </table:table-cell>
            <table:table-cell table:style-name="Table1.A1" office:value-type="string">
              <text:p text:style-name="MP8"><text:span text:style-name="MT5">A2. Pp2.6.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dc:creator>Pulí Diestro, Isaac</dc:creator>
    <meta:editing-cycles>34</meta:editing-cycles>
    <meta:creation-date>2019-10-02T15:58:00</meta:creation-date>
    <dc:date>2022-10-19T08:02:00</dc:date>
    <meta:editing-duration>P1DT9H19M</meta:editing-duration>
    <meta:generator>LibreOffice/7.0.4.2$Linux_X86_64 LibreOffice_project/00$Build-2</meta:generator>
    <meta:document-statistic meta:table-count="1" meta:image-count="2" meta:object-count="0" meta:page-count="3" meta:paragraph-count="34" meta:word-count="492" meta:character-count="3004" meta:non-whitespace-character-count="2546"/>
    <meta:user-defined meta:name="AppVersion">16.0000</meta:user-defined>
    <meta:template xlink:type="simple" xlink:actuate="onRequest" xlink:title="Normal.dotm" xlink:href=""/>
  </office:meta>
</office:document-meta>
</file>